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ucida Grande" svg:font-family="'Lucida Grande', Helvetica, Arial, sans-serif"/>
    <style:font-face style:name="Titillium Web" svg:font-family="'Titillium Web', 'Helvetica Neue', Helvetica, Arial, sans-serif"/>
    <style:font-face style:name="Titillium Web1" svg:font-family="'Titillium Web', sans-serif"/>
    <style:font-face style:name="visuelt-light" svg:font-family="visuelt-ligh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P1" style:family="paragraph" style:parent-style-name="Standard" style:list-style-name="L2">
      <style:paragraph-properties fo:text-align="start" style:justify-single-word="false"/>
      <style:text-properties officeooo:paragraph-rsid="0019d1d5"/>
    </style:style>
    <style:style style:name="P2" style:family="paragraph" style:parent-style-name="Header">
      <style:paragraph-properties fo:text-align="center" style:justify-single-word="false"/>
      <style:text-properties officeooo:rsid="0019d1d5" officeooo:paragraph-rsid="0019d1d5"/>
    </style:style>
    <style:style style:name="P3" style:family="paragraph" style:parent-style-name="Header">
      <style:paragraph-properties fo:text-align="center" style:justify-single-word="false"/>
      <style:text-properties officeooo:rsid="001a5468" officeooo:paragraph-rsid="001a5468"/>
    </style:style>
    <style:style style:name="T1" style:family="text">
      <style:text-properties officeooo:rsid="0019d1d5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3567914692" text:style-name="L2">
        <text:list-item>
          <text:p text:style-name="P1"><text:span text:style-name="T1">Artificial Intelligence Ideas for Global Issues | AI Business Ideas 2020:</text:span></text:p>
          <text:p text:style-name="P1"><text:a xlink:type="simple" xlink:href="https://www.youtube.com/watch?v=8gSI-Z-Yvdg" text:style-name="Internet_20_link" text:visited-style-name="Visited_20_Internet_20_Link">https://www.youtube.com/watch?v=8gSI-Z-Yvdg</text:a></text:p>
          <text:p text:style-name="P1"/>
        </text:list-item>
        <text:list-item>
          <text:p text:style-name="P1">Artificial Intelligence, NASA Data Used to Discover Eighth Planet Circling Distant Star:</text:p>
          <text:p text:style-name="P1"><text:a xlink:type="simple" xlink:href="https://www.nasa.gov/press-release/artificial-intelligence-nasa-data-used-to-discover-eighth-planet-circling-distant-star" text:style-name="Internet_20_link" text:visited-style-name="Visited_20_Internet_20_Link">https://www.nasa.gov/press-release/artificial-intelligence-nasa-data-used-to-discover-eighth-planet-circling-distant-star</text:a></text:p>
          <text:p text:style-name="P1"/>
        </text:list-item>
        <text:list-item>
          <text:p text:style-name="P1">Deep Asteroid Software Model:</text:p>
          <text:p text:style-name="P1"><text:a xlink:type="simple" xlink:href="https://open.nasa.gov/innovation-space/deep-asteroid/" text:style-name="Internet_20_link" text:visited-style-name="Visited_20_Internet_20_Link">https://open.nasa.gov/innovation-space/deep-asteroid/</text:a></text:p>
          <text:p text:style-name="P1"/>
        </text:list-item>
        <text:list-item>
          <text:p text:style-name="P1">Ganes Kesari on "Saving Our Planet's Biodiversity with AI":</text:p>
          <text:p text:style-name="P1"><text:a xlink:type="simple" xlink:href="https://www.ashareduniverse.com/ganes-kesari" text:style-name="Internet_20_link" text:visited-style-name="Visited_20_Internet_20_Link">https://www.ashareduniverse.com/ganes-kesari</text:a></text:p>
          <text:p text:style-name="P1"/>
        </text:list-item>
        <text:list-item>
          <text:p text:style-name="P1">Work That Matters, A.I. is tackling the world's food crisis:</text:p>
          <text:p text:style-name="P1"><text:a xlink:type="simple" xlink:href="https://www.cmu.edu/work-that-matters/farmview/" text:style-name="Internet_20_link" text:visited-style-name="Visited_20_Internet_20_Link">https://www.cmu.edu/work-that-matters/farmview/</text:a></text:p>
          <text:p text:style-name="P1"/>
        </text:list-item>
        <text:list-item>
          <text:p text:style-name="P1">Revolutionising healthcare by empowering doctors with artificial intelligence:</text:p>
          <text:p text:style-name="P1"><text:a xlink:type="simple" xlink:href="https://www.babylonhealth.com/ai" text:style-name="Internet_20_link" text:visited-style-name="Visited_20_Internet_20_Link">https://www.babylonhealth.com/ai</text:a></text:p>
          <text:p text:style-name="P1"/>
        </text:list-item>
        <text:list-item>
          <text:p text:style-name="P1">AI for Good – Sustainability:</text:p>
          <text:p text:style-name="P1"><text:a xlink:type="simple" xlink:href="https://www.youtube.com/watch?v=mJ6rjJiIHyo" text:style-name="Internet_20_link" text:visited-style-name="Visited_20_Internet_20_Link">https://www.youtube.com/watch?v=mJ6rjJiIHyo</text:a></text:p>
          <text:p text:style-name="P1"/>
        </text:list-item>
        <text:list-item>
          <text:p text:style-name="P1">These Are The Top 5 AI Myths 2020!:</text:p>
          <text:p text:style-name="P1"><text:a xlink:type="simple" xlink:href="https://www.youtube.com/watch?v=H6ACqukoBV4" text:style-name="Internet_20_link" text:visited-style-name="Visited_20_Internet_20_Link">https://www.youtube.com/watch?v=H6ACqukoBV4</text:a></text:p>
          <text:p text:style-name="P1"/>
        </text:list-item>
        <text:list-item>
          <text:p text:style-name="P1">AI FOR GOOD DISASTER RELIEF:</text:p>
          <text:p text:style-name="P1"><text:a xlink:type="simple" xlink:href="https://www.youtube.com/watch?v=tvJBJqCu3B4" text:style-name="Internet_20_link" text:visited-style-name="Visited_20_Internet_20_Link">https://www.youtube.com/watch?v=tvJBJqCu3B4</text:a></text:p>
          <text:p text:style-name="P1"/>
        </text:list-item>
        <text:list-item>
          <text:p text:style-name="P1">Fond diffus cosmologique:</text:p>
          <text:p text:style-name="P1"><text:a xlink:type="simple" xlink:href="https://fr.wikipedia.org/wiki/Fond_diffus_cosmologique#:~:text=«%20Le%20rayonnement%20fossile%20%5B..,un%20million%20d'années.%20»" text:style-name="Internet_20_link" text:visited-style-name="Visited_20_Internet_20_Link">https://fr.wikipedia.org/wiki/Fond_diffus_cosmologique#:~:text=%C2%AB%20Le%20rayonnement%20fossile%20%5B..,un%20million%20d'ann%C3%A9es.%20%C2%BB</text:a></text:p>
          <text:p text:style-name="P1"/>
        </text:list-item>
        <text:list-item>
          <text:p text:style-name="P1">High school student builds AI framework to predict air pollution with 92% accuracy:</text:p>
          <text:p text:style-name="P1"><text:a xlink:type="simple" xlink:href="https://www.youtube.com/watch?v=dJ-1MWHZ_Hw" text:style-name="Internet_20_link" text:visited-style-name="Visited_20_Internet_20_Link">https://www.youtube.com/watch?v=dJ-1MWHZ_Hw</text:a></text:p>
          <text:p text:style-name="P1"/>
        </text:list-item>
        <text:list-item>
          <text:p text:style-name="P1">Cosmic Microwave Background:</text:p>
          <text:p text:style-name="P1"><text:a xlink:type="simple" xlink:href="https://arxiv.org/abs/1810.01483" text:style-name="Internet_20_link" text:visited-style-name="Visited_20_Internet_20_Link">https://arxiv.org/abs/1810.01483</text:a> </text:p>
          <text:p text:style-name="P1"/>
          <text:p text:style-name="P1"/>
        </text:list-item>
      </text:list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ucida Grande" svg:font-family="'Lucida Grande', Helvetica, Arial, sans-serif"/>
    <style:font-face style:name="Titillium Web" svg:font-family="'Titillium Web', 'Helvetica Neue', Helvetica, Arial, sans-serif"/>
    <style:font-face style:name="Titillium Web1" svg:font-family="'Titillium Web', sans-serif"/>
    <style:font-face style:name="visuelt-light" svg:font-family="visuelt-light, Helvetica, Arial, sans-serif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ans CJK SC" style:font-family-asian="'Noto Sans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0972in" fo:margin-bottom="0.0835in" loext:contextual-spacing="false"/>
      <style:text-properties style:font-name="Liberation Serif" fo:font-family="'Liberation Serif'" style:font-family-generic="roman" style:font-pitch="variable" fo:font-size="14pt" fo:font-weight="bold" style:font-name-asian="Noto Sans CJK SC" style:font-family-asian="'Noto Sans CJK SC'" style:font-family-generic-asian="system" style:font-pitch-asian="variable" style:font-size-asian="14pt" style:font-weight-asian="bold" style:font-name-complex="Lohit Devanagari" style:font-family-complex="'Lohit Devanagari'" style:font-family-generic-complex="system" style:font-pitch-complex="variable" style:font-size-complex="14pt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/>
      <style:text-properties officeooo:rsid="0019d1d5" officeooo:paragraph-rsid="0019d1d5"/>
    </style:style>
    <style:style style:name="MP2" style:family="paragraph" style:parent-style-name="Header">
      <style:paragraph-properties fo:text-align="center" style:justify-single-word="false"/>
      <style:text-properties officeooo:rsid="001a5468" officeooo:paragraph-rsid="001a5468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/>
      </style:header-style>
      <style:footer-style/>
    </style:page-layout>
  </office:automatic-styles>
  <office:master-styles>
    <style:master-page style:name="Standard" style:page-layout-name="Mpm1">
      <style:header>
        <text:p text:style-name="MP1">TECH TALK: “AI for our fate”,</text:p>
        <text:p text:style-name="MP2">sources: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1-10T12:17:05.791043270</meta:creation-date>
    <dc:date>2020-11-12T08:35:47.513939354</dc:date>
    <meta:editing-duration>P1DT20H18M40S</meta:editing-duration>
    <meta:editing-cycles>5</meta:editing-cycles>
    <meta:generator>LibreOffice/6.0.7.3$Linux_X86_64 LibreOffice_project/00m0$Build-3</meta:generator>
    <meta:document-statistic meta:table-count="0" meta:image-count="0" meta:object-count="0" meta:page-count="1" meta:paragraph-count="39" meta:word-count="146" meta:character-count="1379" meta:non-whitespace-character-count="1294"/>
  </office:meta>
</office:document-meta>
</file>